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9D1C7FC0C6BF7484.png" manifest:media-type="image/png"/>
  <manifest:file-entry manifest:full-path="Pictures/100005810000031A0000031A90A9BB170713D465.svg" manifest:media-type="image/svg+xml"/>
  <manifest:file-entry manifest:full-path="Pictures/100000010000001E0000001EF5A5B22949D392E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445c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119bd75"/>
    </style:style>
    <style:style style:name="T149" style:family="text">
      <style:text-properties style:font-name="Liberation Sans" fo:font-size="12pt" fo:language="en" fo:country="GB" style:font-size-asian="12pt" style:font-size-complex="12pt"/>
    </style:style>
    <style:style style:name="T150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1" style:family="text">
      <style:text-properties style:font-name="Liberation Sans" fo:language="en" fo:country="GB"/>
    </style:style>
    <style:style style:name="T152" style:family="text">
      <style:text-properties style:font-name="Liberation Sans" fo:language="en" fo:country="GB" officeooo:rsid="01f61662"/>
    </style:style>
    <style:style style:name="T153" style:family="text">
      <style:text-properties officeooo:rsid="01e96954"/>
    </style:style>
    <style:style style:name="T154" style:family="text">
      <style:text-properties officeooo:rsid="020686f0"/>
    </style:style>
    <style:style style:name="T155" style:family="text">
      <style:text-properties officeooo:rsid="02143b9a"/>
    </style:style>
    <style:style style:name="T156" style:family="text">
      <style:text-properties officeooo:rsid="0faa7573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2182436" style:font-size-asian="10pt" style:font-size-complex="10pt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5">Linux (</text:span>Ubuntu or Debian<text:span text:style-name="T155">)</text:span>.</text:p>
      <text:p text:style-name="P19"><text:span text:style-name="Strong_20_Emphasis"><text:span text:style-name="T70"/></text:span></text:p>
      <text:list xml:id="list2306901430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9">Collect E-mail addresses and mail server addresses </text:span><text:span text:style-name="T150">per user</text:span><text:span text:style-name="T14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1">ad</text:span><text:span text:style-name="T152">d</text:span><text:span text:style-name="T151">res</text:span><text:span text:style-name="T152">s book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20500983932239" text:continue-list="list2306901430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6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7">From a Live USB stick you can boot and work with </text:span><text:span text:style-name="T158">Linux</text:span><text:span text:style-name="Strong_20_Emphasis"><text:span text:style-name="T115"> </text:span></text:span><text:span text:style-name="T157">without modifying any files on the hard drive and also allows installation of </text:span><text:span text:style-name="T158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0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9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20501315653863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</text:span></text:span> <text:span text:style-name="T162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20500983272945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20501949042837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098502295" text:style-name="L2">
        <text:list-header>
          <text:p text:style-name="P75"><text:span text:style-name="Strong_20_Emphasis"><text:span text:style-name="T147"/></text:span></text:p>
          <text:p text:style-name="P76"><text:span text:style-name="Strong_20_Emphasis"><text:span text:style-name="T147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20501567098407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5">Karel Zimmer</text:span></text:span></text:a><text:span text:style-name="Emphasis"><text:span text:style-name="T141">,</text:span></text:span><text:span text:style-name="Emphasis"><text:span text:style-name="T139"> </text:span></text:span><text:a xlink:type="simple" xlink:href="https://creativecommons.org/publicdomain/zero/1.0" text:style-name="Internet_20_link" text:visited-style-name="Visited_20_Internet_20_Link"><text:span text:style-name="Emphasis"><text:span text:style-name="T144">CC0 1.0</text:span></text:span></text:a><text:span text:style-name="Emphasis"><text:span text:style-name="T145"> </text:span></text:span><text:span text:style-name="Emphasis"><text:span text:style-name="T14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F5A5B22949D392E4.png" xlink:type="simple" xlink:show="embed" xlink:actuate="onLoad" draw:mime-type="image/png"/></draw:frame></draw:a></text:span></text:span><text:span text:style-name="Emphasis"><text:span text:style-name="T16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D1C7FC0C6BF7484.png" xlink:type="simple" xlink:show="embed" xlink:actuate="onLoad" draw:mime-type="image/png"/></draw:frame></draw:a></text:span></text:span><text:span text:style-name="Emphasis"><text:span text:style-name="T16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4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4">e.g</text:span>. Jan <text:span text:style-name="T153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4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4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4">F</text:span>i netw<text:span text:style-name="T154">o</text:span>rk na<text:span text:style-name="T154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4">user</text:span>/<text:span text:style-name="T154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4">User</text:span>/<text:span text:style-name="T154">Seq </text:span><text:span text:style-name="T148">#</text:span></text:p>
          </table:table-cell>
          <table:table-cell table:style-name="Tabel2.A1" office:value-type="string">
            <text:p text:style-name="P54">Email nam<text:span text:style-name="T154">e</text:span></text:p>
          </table:table-cell>
          <table:table-cell table:style-name="Tabel2.A1" office:value-type="string">
            <text:p text:style-name="P54">Email ad<text:span text:style-name="T154">d</text:span>res<text:span text:style-name="T154">s</text:span></text:p>
          </table:table-cell>
          <table:table-cell table:style-name="Tabel2.A1" office:value-type="string">
            <text:p text:style-name="P62"><text:span text:style-name="T154">User </text:span>nam<text:span text:style-name="T154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4">example</text:span>.com)</text:p>
          </table:table-cell>
          <table:table-cell table:style-name="Tabel2.G1" office:value-type="string">
            <text:p text:style-name="P56">Outgoing mail server<text:line-break/>(smtp.<text:span text:style-name="T154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8T12:04:59.984086258">28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8T12:04:59.985319026">28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4:59.793029977</dc:date>
    <meta:print-date>2014-01-05T10:21:33.960023988</meta:print-date>
    <meta:keyword>Installatie</meta:keyword>
    <meta:keyword>Checklist</meta:keyword>
    <meta:keyword>Linux</meta:keyword>
    <meta:editing-cycles>2438</meta:editing-cycles>
    <meta:editing-duration>P5DT1H10M43S</meta:editing-duration>
    <meta:printed-by>Karel Zimmer</meta:printed-by>
    <dc:creator>Karel Zimmer</dc:creator>
    <meta:document-statistic meta:table-count="5" meta:image-count="2" meta:object-count="0" meta:page-count="4" meta:paragraph-count="155" meta:word-count="583" meta:character-count="4032" meta:non-whitespace-character-count="3315"/>
    <meta:user-defined meta:name="Info 1"/>
    <meta:user-defined meta:name="Info 2"/>
    <meta:user-defined meta:name="Info 3"/>
    <meta:user-defined meta:name="Info 4"/>
  </office:meta>
</office:document-meta>
</file>